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sanspro" svg:font-family="sourcesanspro, arial, sans-serif"/>
  </office:font-face-decls>
  <office:automatic-styles>
    <style:style style:name="P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000000" loext:opacity="100%" style:font-name="sourcesanspro" fo:font-size="10.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p>
      <text:p text:style-name="P1">L'infraction est également constituée :<text:line-break/><text:line-break/>a) Lorsque ces propos ou comportements sont imposés à une même victime par plusieurs personnes, de manière concertée ou à l'instigation de l'une d'elles, alors même que chacune de ces personnes n'a pas agi de façon répétée ;<text:line-break/><text:line-break/>b) Lorsque ces propos ou comportements sont imposés à une même victime, successivement, par plusieurs personnes qui, même en l'absence de concertation, savent que ces propos ou comportements caractérisent une répétition.</text:p>
      <text:p text:style-name="P1">Les faits mentionnés aux premier à quatrième alinéas sont punis de deux ans d'emprisonnement et de 30 000 € d'amende :</text:p>
      <text:p text:style-name="P1">1° Lorsqu'ils ont causé une incapacité totale de travail supérieure à huit jours ;</text:p>
      <text:p text:style-name="P1">2° Lorsqu'ils ont été commis sur un mineur ;</text:p>
      <text:p text:style-name="P1">3° Lorsqu'ils ont été commis sur une personne dont la particulière vulnérabilité, due à son âge, à une maladie, à une infirmité, à une déficience physique ou psychique ou à un état de grossesse, est apparente ou connue de leur auteur ;</text:p>
      <text:p text:style-name="P1">4° Lorsqu'ils ont été commis par l'utilisation d'un service de communication au public en ligne ou par le biais d'un support numérique ou électronique ;</text:p>
      <text:p text:style-name="P1">5° Lorsqu'un mineur était présent et y a assisté.</text:p>
      <text:p text:style-name="P1">Les faits mentionnés aux premier à quatrième alinéas sont punis de trois ans d'emprisonnement et de 45 000 € d'amende lorsqu'ils sont commis dans deux des circonstances mentionnées aux 1° à 5°.</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ourcesanspro" svg:font-family="sourcesanspro,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23T16:00:18.626000000</meta:creation-date>
    <dc:date>2023-03-23T16:01:02.118000000</dc:date>
    <meta:editing-duration>PT44S</meta:editing-duration>
    <meta:editing-cycles>1</meta:editing-cycles>
    <meta:document-statistic meta:table-count="0" meta:image-count="0" meta:object-count="0" meta:page-count="1" meta:paragraph-count="9" meta:word-count="296" meta:character-count="1769" meta:non-whitespace-character-count="1480"/>
    <meta:generator>LibreOffice/7.2.6.2$Windows_X86_64 LibreOffice_project/b0ec3a565991f7569a5a7f5d24fed7f52653d754</meta:generator>
  </office:meta>
</office:document-meta>
</file>